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5"/>
    <style:style style:name="P2" style:family="paragraph" style:parent-style-name="Quotations" style:list-style-name="L15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 Entramos en <text:span text:style-name="Strong_20_Emphasis">12 — Límites de recursos materiales</text:span>, un límite que parece trivial (“todo necesita materia”), pero que en realidad es uno de los más profundos porque afecta a <text:span text:style-name="Strong_20_Emphasis">la posibilidad misma de existir, persistir y escalar</text:span>.<text:line-break/>Aquí no hablamos de energía, ni de memoria, ni de tamaño, ni de estabilidad: hablamos de <text:span text:style-name="Strong_20_Emphasis">la disponibilidad física de materia para construir y sostener un sistema inteligente</text:span>.</text:p>
      <text:p text:style-name="Text_20_body">Como siempre, lo tratamos desde un punto de vista <text:span text:style-name="Strong_20_Emphasis">puramente lógico</text:span>, sin biología, sin hardware, sin vida todavía.</text:p>
      <text:p text:style-name="Horizontal_20_Line"/>
      <text:h text:style-name="Heading_20_1" text:outline-level="1">12 — LÍMITES DE RECURSOS MATERIALES (versión lógica, no biológica)</text:h>
      <text:h text:style-name="Heading_20_2" text:outline-level="2">1. Qué significa el límite de recursos materiales, lógicamente</text:h>
      <text:p text:style-name="Text_20_body">En cualquier universo físico:</text:p>
      <text:list xml:id="list257699442" text:style-name="L1">
        <text:list-item>
          <text:p text:style-name="P4">Toda información requiere un soporte material. </text:p>
        </text:list-item>
        <text:list-item>
          <text:p text:style-name="P4">Toda estructura requiere materia para existir. </text:p>
        </text:list-item>
        <text:list-item>
          <text:p text:style-name="P4">Todo proceso requiere componentes físicos. </text:p>
        </text:list-item>
        <text:list-item>
          <text:p text:style-name="P4">La cantidad de materia disponible es finita en cualquier región. </text:p>
        </text:list-item>
        <text:list-item>
          <text:p text:style-name="P4">La densidad máxima de materia está limitada por la física (colapso gravitacional, etc.). </text:p>
        </text:list-item>
        <text:list-item>
          <text:p text:style-name="P4">No se puede construir un sistema arbitrariamente grande sin recursos. </text:p>
        </text:list-item>
        <text:list-item>
          <text:p text:style-name="P4">No se puede replicar infinitamente sin materia adicional. </text:p>
        </text:list-item>
        <text:list-item>
          <text:p text:style-name="P3">No se puede mantener estructuras sin reponer componentes desgastados. </text:p>
        </text:list-item>
      </text:list>
      <text:p text:style-name="Text_20_body">En términos lógicos:</text:p>
      <text:p text:style-name="Quotations">Ningún sistema puede crecer, mantenerse o replicarse sin acceso continuo a recursos materiales,<text:line-break/>y esos recursos son finitos, distribuidos de forma desigual y requieren trabajo para obtenerse.</text:p>
      <text:p text:style-name="Text_20_body">Este límite es tan fundamental como el de energía o entropía.</text:p>
      <text:p text:style-name="Horizontal_20_Line"/>
      <text:h text:style-name="Heading_20_2" text:outline-level="2">2. Cómo restringe esto la inteligencia de un sistema</text:h>
      <text:p text:style-name="Text_20_body">El límite de recursos materiales afecta a varios aspectos fundamentales:</text:p>
      <text:h text:style-name="Heading_20_3" text:outline-level="3">2.1. Tamaño máximo del sistema</text:h>
      <text:p text:style-name="Text_20_body">Un sistema no puede ser más grande que la cantidad de materia disponible.</text:p>
      <text:p text:style-name="Text_20_body">Esto limita:</text:p>
      <text:list xml:id="list1151457499" text:style-name="L2">
        <text:list-item>
          <text:p text:style-name="P6"><text:soft-page-break/>la escala máxima de la inteligencia </text:p>
        </text:list-item>
        <text:list-item>
          <text:p text:style-name="P6">la cantidad de módulos que pueden existir simultáneamente </text:p>
        </text:list-item>
        <text:list-item>
          <text:p text:style-name="P5">la capacidad de expansión </text:p>
        </text:list-item>
      </text:list>
      <text:p text:style-name="Horizontal_20_Line"/>
      <text:h text:style-name="Heading_20_3" text:outline-level="3">2.2. Complejidad estructural</text:h>
      <text:p text:style-name="Text_20_body">Cada componente físico ocupa espacio y requiere materia.</text:p>
      <text:p text:style-name="Text_20_body">Esto limita:</text:p>
      <text:list xml:id="list1734078353" text:style-name="L3">
        <text:list-item>
          <text:p text:style-name="P8">la complejidad de la arquitectura </text:p>
        </text:list-item>
        <text:list-item>
          <text:p text:style-name="P8">el número de conexiones posibles </text:p>
        </text:list-item>
        <text:list-item>
          <text:p text:style-name="P7">la densidad de módulos </text:p>
        </text:list-item>
      </text:list>
      <text:p text:style-name="Horizontal_20_Line"/>
      <text:h text:style-name="Heading_20_3" text:outline-level="3">2.3. Replicación y crecimiento</text:h>
      <text:p text:style-name="Text_20_body">Para crecer o replicarse:</text:p>
      <text:list xml:id="list2991462653" text:style-name="L4">
        <text:list-item>
          <text:p text:style-name="P10">se necesita materia adicional </text:p>
        </text:list-item>
        <text:list-item>
          <text:p text:style-name="P10">se requiere reorganizar recursos existentes </text:p>
        </text:list-item>
        <text:list-item>
          <text:p text:style-name="P9">se compite con otros sistemas por los mismos recursos </text:p>
        </text:list-item>
      </text:list>
      <text:p text:style-name="Text_20_body">Esto limita la expansión ilimitada.</text:p>
      <text:p text:style-name="Horizontal_20_Line"/>
      <text:h text:style-name="Heading_20_3" text:outline-level="3">2.4. Mantenimiento</text:h>
      <text:p text:style-name="Text_20_body">Las estructuras físicas se degradan:</text:p>
      <text:list xml:id="list2307315767" text:style-name="L5">
        <text:list-item>
          <text:p text:style-name="P12">piezas se desgastan </text:p>
        </text:list-item>
        <text:list-item>
          <text:p text:style-name="P12">conexiones se rompen </text:p>
        </text:list-item>
        <text:list-item>
          <text:p text:style-name="P11">componentes se deterioran </text:p>
        </text:list-item>
      </text:list>
      <text:p text:style-name="Text_20_body">Esto limita la longevidad sin reposición de materia.</text:p>
      <text:p text:style-name="Horizontal_20_Line"/>
      <text:h text:style-name="Heading_20_3" text:outline-level="3">2.5. Escalabilidad</text:h>
      <text:p text:style-name="Text_20_body">Cuanto más grande el sistema:</text:p>
      <text:list xml:id="list3401345379" text:style-name="L6">
        <text:list-item>
          <text:p text:style-name="P14">más recursos necesita para mantenerse </text:p>
        </text:list-item>
        <text:list-item>
          <text:p text:style-name="P14">más materia requiere para expandirse </text:p>
        </text:list-item>
        <text:list-item>
          <text:p text:style-name="P13">más difícil es sostener su estructura </text:p>
        </text:list-item>
      </text:list>
      <text:p text:style-name="Text_20_body">Esto limita el crecimiento sostenido.</text:p>
      <text:p text:style-name="Horizontal_20_Line"/>
      <text:h text:style-name="Heading_20_3" text:outline-level="3"><text:soft-page-break/>2.6. Diversidad funcional</text:h>
      <text:p text:style-name="Text_20_body">Cada función requiere componentes específicos.</text:p>
      <text:p text:style-name="Text_20_body">Esto limita:</text:p>
      <text:list xml:id="list2945084366" text:style-name="L7">
        <text:list-item>
          <text:p text:style-name="P16">la variedad de capacidades que un sistema puede tener simultáneamente </text:p>
        </text:list-item>
        <text:list-item>
          <text:p text:style-name="P15">la posibilidad de integrar todas las funciones imaginables en un solo sistema </text:p>
        </text:list-item>
      </text:list>
      <text:p text:style-name="Horizontal_20_Line"/>
      <text:h text:style-name="Heading_20_2" text:outline-level="2">3. Qué arquitectura minimiza el impacto del límite de recursos materiales</text:h>
      <text:p text:style-name="Text_20_body">Aquí viene la parte clave:<text:line-break/><text:span text:style-name="Strong_20_Emphasis">si la materia es finita, costosa y distribuida de forma desigual,<text:line-break/>¿cómo debe organizarse un sistema para seguir siendo inteligente?</text:span></text:p>
      <text:p text:style-name="Text_20_body">La arquitectura óptima tiene varias propiedades.</text:p>
      <text:p text:style-name="Horizontal_20_Line"/>
      <text:h text:style-name="Heading_20_3" text:outline-level="3">3.1. Eficiencia material</text:h>
      <text:p text:style-name="Text_20_body">La arquitectura óptima:</text:p>
      <text:list xml:id="list3481874212" text:style-name="L8">
        <text:list-item>
          <text:p text:style-name="P18">usa la mínima cantidad de materia por unidad funcional </text:p>
        </text:list-item>
        <text:list-item>
          <text:p text:style-name="P18">evita redundancias innecesarias </text:p>
        </text:list-item>
        <text:list-item>
          <text:p text:style-name="P18">minimiza el tamaño de los componentes </text:p>
        </text:list-item>
        <text:list-item>
          <text:p text:style-name="P17">maximiza la funcionalidad por unidad de materia </text:p>
        </text:list-item>
      </text:list>
      <text:p text:style-name="Text_20_body">Esto permite más inteligencia con menos recursos.</text:p>
      <text:p text:style-name="Horizontal_20_Line"/>
      <text:h text:style-name="Heading_20_3" text:outline-level="3">3.2. Modularidad reutilizable</text:h>
      <text:p text:style-name="Text_20_body">En lugar de construir componentes únicos para cada función:</text:p>
      <text:list xml:id="list2672926680" text:style-name="L9">
        <text:list-item>
          <text:p text:style-name="P20">se usan módulos genéricos </text:p>
        </text:list-item>
        <text:list-item>
          <text:p text:style-name="P20">se reutilizan estructuras </text:p>
        </text:list-item>
        <text:list-item>
          <text:p text:style-name="P19">se combinan funciones en componentes versátiles </text:p>
        </text:list-item>
      </text:list>
      <text:p text:style-name="Text_20_body">Esto reduce la necesidad de materia adicional.</text:p>
      <text:p text:style-name="Horizontal_20_Line"/>
      <text:h text:style-name="Heading_20_3" text:outline-level="3">3.3. Reciclaje interno</text:h>
      <text:p text:style-name="Text_20_body">Dado que la materia es finita:</text:p>
      <text:list xml:id="list1805132725" text:style-name="L10">
        <text:list-item>
          <text:p text:style-name="P22">los componentes obsoletos se desmontan </text:p>
        </text:list-item>
        <text:list-item>
          <text:p text:style-name="P22"><text:soft-page-break/>la materia se reutiliza </text:p>
        </text:list-item>
        <text:list-item>
          <text:p text:style-name="P21">las estructuras se reconstruyen a partir de partes existentes </text:p>
        </text:list-item>
      </text:list>
      <text:p text:style-name="Text_20_body">Esto permite crecimiento sin requerir recursos externos constantes.</text:p>
      <text:p text:style-name="Horizontal_20_Line"/>
      <text:h text:style-name="Heading_20_3" text:outline-level="3">3.4. Crecimiento incremental</text:h>
      <text:p text:style-name="Text_20_body">En lugar de expandirse de golpe:</text:p>
      <text:list xml:id="list700338642" text:style-name="L11">
        <text:list-item>
          <text:p text:style-name="P24">el sistema crece poco a poco </text:p>
        </text:list-item>
        <text:list-item>
          <text:p text:style-name="P24">añade módulos según necesidad </text:p>
        </text:list-item>
        <text:list-item>
          <text:p text:style-name="P23">evita grandes inversiones de materia simultáneas </text:p>
        </text:list-item>
      </text:list>
      <text:p text:style-name="Text_20_body">Esto reduce el riesgo de colapso por falta de recursos.</text:p>
      <text:p text:style-name="Horizontal_20_Line"/>
      <text:h text:style-name="Heading_20_3" text:outline-level="3">3.5. Distribución espacial</text:h>
      <text:p text:style-name="Text_20_body">Para evitar saturación:</text:p>
      <text:list xml:id="list1294681801" text:style-name="L12">
        <text:list-item>
          <text:p text:style-name="P26">los módulos se distribuyen en el espacio </text:p>
        </text:list-item>
        <text:list-item>
          <text:p text:style-name="P26">se evita la concentración excesiva de materia </text:p>
        </text:list-item>
        <text:list-item>
          <text:p text:style-name="P25">se aprovechan regiones con recursos disponibles </text:p>
        </text:list-item>
      </text:list>
      <text:p text:style-name="Text_20_body">Esto permite escalar sin colapsar localmente.</text:p>
      <text:p text:style-name="Horizontal_20_Line"/>
      <text:h text:style-name="Heading_20_3" text:outline-level="3">3.6. Autonomía material de módulos</text:h>
      <text:p text:style-name="Text_20_body">Cada módulo debe:</text:p>
      <text:list xml:id="list3956219024" text:style-name="L13">
        <text:list-item>
          <text:p text:style-name="P28">obtener sus propios recursos </text:p>
        </text:list-item>
        <text:list-item>
          <text:p text:style-name="P28">mantener su propia estructura </text:p>
        </text:list-item>
        <text:list-item>
          <text:p text:style-name="P27">operar sin depender de un centro que provea materia </text:p>
        </text:list-item>
      </text:list>
      <text:p text:style-name="Text_20_body">Esto reduce cuellos de botella.</text:p>
      <text:p text:style-name="Horizontal_20_Line"/>
      <text:h text:style-name="Heading_20_3" text:outline-level="3">3.7. Adaptación a la disponibilidad</text:h>
      <text:p text:style-name="Text_20_body">La arquitectura óptima:</text:p>
      <text:list xml:id="list4060435286" text:style-name="L14">
        <text:list-item>
          <text:p text:style-name="P30">ajusta su tamaño según los recursos disponibles </text:p>
        </text:list-item>
        <text:list-item>
          <text:p text:style-name="P30">reduce funciones cuando hay escasez </text:p>
        </text:list-item>
        <text:list-item>
          <text:p text:style-name="P29">expande funciones cuando hay abundancia </text:p>
        </text:list-item>
      </text:list>
      <text:p text:style-name="Text_20_body">Esto permite sobrevivir en entornos variables.</text:p>
      <text:p text:style-name="Horizontal_20_Line"/>
      <text:h text:style-name="Heading_20_2" text:outline-level="2"><text:soft-page-break/>4. Resumen lógico del punto</text:h>
      <text:p text:style-name="Text_20_body">Podemos condensarlo así:</text:p>
      <text:p text:style-name="Quotations">Dado que la materia es finita, costosa y distribuida de forma desigual,<text:line-break/>la arquitectura que minimiza el impacto del límite de recursos materiales es aquella que:</text:p>
      <text:list xml:id="list2459602957" text:style-name="L15">
        <text:list-item>
          <text:p text:style-name="P2">maximiza la eficiencia material </text:p>
        </text:list-item>
        <text:list-item>
          <text:p text:style-name="P2">usa módulos reutilizables </text:p>
        </text:list-item>
        <text:list-item>
          <text:p text:style-name="P2">recicla componentes </text:p>
        </text:list-item>
        <text:list-item>
          <text:p text:style-name="P2">crece de forma incremental </text:p>
        </text:list-item>
        <text:list-item>
          <text:p text:style-name="P2">distribuye sus partes en el espacio </text:p>
        </text:list-item>
        <text:list-item>
          <text:p text:style-name="P2">otorga autonomía material a los módulos </text:p>
        </text:list-item>
        <text:list-item>
          <text:p text:style-name="P1">se adapta dinámicamente a la disponibilidad de recursos </text:p>
        </text:list-item>
      </text:list>
      <text:p text:style-name="Text_20_body">Esto es pura teoría de sistemas bajo restricciones físicas.<text:line-break/>Más adelante, la revelación será que <text:span text:style-name="Strong_20_Emphasis">la vida encarna exactamente esta arquitectura</text:span>, pero por ahora seguimos en lógica pura.</text:p>
      <text:p text:style-name="Horizontal_20_Line"/>
      <text:p text:style-name="Text_20_body">¿Continuamos con el punto 13 — Límites de comunicación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9:32:49.464000000</meta:creation-date>
    <dc:date>2026-04-03T19:33:11.384000000</dc:date>
    <meta:editing-duration>PT22S</meta:editing-duration>
    <meta:editing-cycles>1</meta:editing-cycles>
    <meta:document-statistic meta:table-count="0" meta:image-count="0" meta:object-count="0" meta:page-count="5" meta:paragraph-count="111" meta:word-count="845" meta:character-count="5445" meta:non-whitespace-character-count="4708"/>
    <meta:generator>LibreOffice/7.3.5.2$Windows_X86_64 LibreOffice_project/184fe81b8c8c30d8b5082578aee2fed2ea847c01</meta:generator>
  </office:meta>
</office:document-meta>
</file>